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000000288B477D1DE3F669B5B.png" manifest:media-type="image/png"/>
  <manifest:file-entry manifest:full-path="Pictures/10000201000004800000028804D85A6CF64AAA4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4a86e8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2" style:family="text">
      <style:text-properties fo:font-variant="normal" fo:text-transform="none" fo:color="#4a86e8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3.859cm" svg:height="7.158cm" svg:x="2.247cm" svg:y="1.992cm">
          <text:p text:style-name="P1"><text:span text:style-name="T1">1- Lack of knowledge about commons among academics</text:span></text:p>
          <text:p text:style-name="P1"><text:span text:style-name="T1">2- Inefficiency in allocating common resources</text:span></text:p>
          <text:p text:style-name="P1"><text:span text:style-name="T1">3- Doers have too little say on the allocation</text:span></text:p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3.859cm" svg:height="3.298cm" svg:x="6.201cm" svg:y="2.054cm">
          <text:p text:style-name="P1"><text:span text:style-name="T1">Organize a reproducible training workshop and spread the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2" draw:layer="layout" svg:width="3.859cm" svg:height="3.049cm" svg:x="6.201cm" svg:y="6.101cm">
          <text:p text:style-name="P1"><text:span text:style-name="T1">1 workshop with &gt;20 participants</text:span></text:p>
          <text:p text:style-name="P1"><text:span text:style-name="T1">&gt; 1 project on managing a comm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2" draw:layer="layout" svg:width="7.843cm" svg:height="3.298cm" svg:x="2.216cm" svg:y="9.899cm">
          <text:p text:style-name="P1"><text:span text:style-name="T1">Workshop material and speakers</text:span></text:p>
          <text:p text:style-name="P1"><text:span text:style-name="T1">Project(s) to actualize and communication channels for best practices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2" draw:layer="layout" svg:width="11.267cm" svg:height="3.298cm" svg:x="10.216cm" svg:y="2.023cm">
          <text:p text:style-name="P1"><text:span text:style-name="T1">A convincing workshop and workflow for starting a commons project to solve a real life issue that is based on the academic knowledge about successful governance of comm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2" draw:layer="layout" svg:width="6.878cm" svg:height="2.489cm" svg:x="10.216cm" svg:y="6.661cm">
          <text:p text:style-name="P1"><text:span text:style-name="T1">Academics, librarians, university administra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1" draw:text-style-name="P2" draw:layer="layout" svg:width="4.419cm" svg:height="3.049cm" svg:x="17.064cm" svg:y="6.225cm">
          <text:p text:style-name="P1"><text:span text:style-name="T1">Organizing workshops and repeating those. Podcast as medium for commun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1" draw:text-style-name="P2" draw:layer="layout" svg:width="6.878cm" svg:height="2.738cm" svg:x="10.216cm" svg:y="10.459cm">
          <text:p text:style-name="P1"><text:span text:style-name="T1">Experts in commons</text:span></text:p>
          <text:p text:style-name="P1"><text:span text:style-name="T1">Engaged users</text:span></text:p>
          <text:p text:style-name="P1"><text:span text:style-name="T1">Workshop organiz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1" draw:text-style-name="P2" draw:layer="layout" svg:width="4.482cm" svg:height="2.489cm" svg:x="17.002cm" svg:y="10.552cm">
          <text:p text:style-name="P1"><text:span text:style-name="T1">Invitation before, during, and after the worksh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1" draw:text-style-name="P2" draw:layer="layout" svg:width="9.142cm" svg:height="0.746cm" svg:x="13.298cm" svg:y="0.187cm">
          <text:p text:style-name="P1"><text:span text:style-name="T2">Commons for Academics Worksh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2" draw:text-style-name="P2" draw:layer="layout" svg:width="3.205cm" svg:height="2.209cm" svg:x="21.758cm" svg:y="10.988cm">
          <text:p text:style-name="P1"><text:span text:style-name="T3">See next slide for instruction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4">Go to </text:span><text:span text:style-name="T5">File</text:span><text:span text:style-name="T4"> &gt; </text:span><text:span text:style-name="T5">Make a Copy…</text:span><text:span text:style-name="T4"> to make your own canvas</text:span></text:p>
              <text:p text:style-name="P1"><text:span text:style-name="T4">See next slide for instructions</text:span></text:p>
            </draw:text-box>
          </draw:frame>
        </presentation:notes>
      </draw:page>
      <draw:page draw:name="page2" draw:style-name="dp3" draw:master-page-name="TITLE_5f_AND_5f_BODY" presentation:presentation-page-layout-name="AL2T1">
        <presentation:notes draw:style-name="dp2">
          <draw:page-thumbnail draw:name="Google Shape;66;g1b30ce0bb1_0_90:notes" draw:style-name="gr3" draw:layer="layout" svg:width="16.932cm" svg:height="9.524cm" svg:x="1.059cm" svg:y="1.905cm" draw:page-number="2" presentation:class="page"/>
          <draw:frame draw:name="Google Shape;67;g1b30ce0bb1_0_9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4800000028804D85A6CF64AAA44.png" xlink:type="simple" xlink:show="embed" xlink:actuate="onLoad"/>
    <draw:fill-image draw:name="msFillBitmap_20_2" draw:display-name="msFillBitmap 2" xlink:href="Pictures/100002010000048000000288B477D1DE3F669B5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3"/>
    <meta:generator>LibreOfficeDev/6.0.5.2$Linux_X86_64 LibreOffice_project/</meta:generator>
  </office:meta>
</office:document-meta>
</file>